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3667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4333in" style:rel-column-width="33617*"/>
    </style:style>
    <style:style style:name="Table4.B" style:family="table-column">
      <style:table-column-properties style:column-width="1.0285in" style:rel-column-width="10070*"/>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1833in" style:rel-column-width="31169*"/>
    </style:style>
    <style:style style:name="Table5.B" style:family="table-column">
      <style:table-column-properties style:column-width="1.2785in" style:rel-column-width="12518*"/>
    </style:style>
    <style:style style:name="Table5.C" style:family="table-column">
      <style:table-column-properties style:column-width="2.2313in" style:rel-column-width="2184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02b553"/>
    </style:style>
    <style:style style:name="P2" style:family="paragraph" style:parent-style-name="Footer">
      <style:text-properties officeooo:paragraph-rsid="0002b553"/>
    </style:style>
    <style:style style:name="P3" style:family="paragraph" style:parent-style-name="Standard">
      <style:paragraph-properties fo:text-align="center" style:justify-single-word="false"/>
      <style:text-properties style:font-name="arial" fo:font-size="20pt" fo:language="de" fo:country="DE" officeooo:rsid="0002b553" officeooo:paragraph-rsid="0002b553" style:font-size-asian="20pt" style:font-size-complex="20pt"/>
    </style:style>
    <style:style style:name="P4" style:family="paragraph" style:parent-style-name="Standard">
      <style:paragraph-properties fo:text-align="center" style:justify-single-word="false"/>
      <style:text-properties style:font-name="arial" fo:font-size="20pt" fo:language="de" fo:country="DE" officeooo:rsid="00031a23" officeooo:paragraph-rsid="00031a23" style:font-size-asian="20pt" style:font-size-complex="20pt"/>
    </style:style>
    <style:style style:name="P5" style:family="paragraph" style:parent-style-name="Standard">
      <style:paragraph-properties fo:text-align="center" style:justify-single-word="false"/>
      <style:text-properties style:font-name="arial" fo:font-size="20pt" fo:language="de" fo:country="DE" officeooo:rsid="00134322" officeooo:paragraph-rsid="00134322" style:font-size-asian="20pt" style:font-size-complex="20pt"/>
    </style:style>
    <style:style style:name="P6" style:family="paragraph" style:parent-style-name="Standard">
      <style:paragraph-properties fo:text-align="center" style:justify-single-word="false"/>
      <style:text-properties style:font-name="arial" fo:font-size="15pt" fo:language="de" fo:country="DE" officeooo:rsid="0002b553" officeooo:paragraph-rsid="0002b553" style:font-size-asian="13.1000003814697pt" style:font-size-complex="15pt"/>
    </style:style>
    <style:style style:name="P7" style:family="paragraph" style:parent-style-name="Standard">
      <style:paragraph-properties fo:text-align="center" style:justify-single-word="false"/>
      <style:text-properties style:font-name="arial" fo:font-size="15pt" fo:language="de" fo:country="DE" officeooo:rsid="0004f6fb" officeooo:paragraph-rsid="0002b553" style:font-size-asian="13.1000003814697pt" style:font-size-complex="15pt"/>
    </style:style>
    <style:style style:name="P8" style:family="paragraph" style:parent-style-name="Standard">
      <style:paragraph-properties fo:text-align="start" style:justify-single-word="false"/>
      <style:text-properties style:font-name="arial" fo:font-size="15pt" fo:language="de" fo:country="DE" officeooo:rsid="000900fe" officeooo:paragraph-rsid="000900fe" style:font-size-asian="13.1000003814697pt" style:font-size-complex="15pt"/>
    </style:style>
    <style:style style:name="P9" style:family="paragraph" style:parent-style-name="Standard">
      <style:paragraph-properties fo:text-align="start" style:justify-single-word="false"/>
      <style:text-properties style:font-name="arial" fo:font-size="15pt" fo:language="de" fo:country="DE" officeooo:rsid="000900fe" officeooo:paragraph-rsid="0004f6fb" style:font-size-asian="13.1000003814697pt" style:font-size-complex="15pt"/>
    </style:style>
    <style:style style:name="P10" style:family="paragraph" style:parent-style-name="Standard">
      <style:paragraph-properties fo:text-align="start" style:justify-single-word="false"/>
      <style:text-properties style:font-name="arial" fo:font-size="15pt" fo:language="de" fo:country="DE" officeooo:rsid="000976c5" officeooo:paragraph-rsid="000976c5" style:font-size-asian="13.1000003814697pt" style:font-size-complex="15pt"/>
    </style:style>
    <style:style style:name="P11" style:family="paragraph" style:parent-style-name="Standard">
      <style:paragraph-properties fo:text-align="start" style:justify-single-word="false"/>
      <style:text-properties style:font-name="arial" fo:font-size="15pt" fo:language="de" fo:country="DE" officeooo:rsid="000976c5" officeooo:paragraph-rsid="0015d62a" style:font-size-asian="13.1000003814697pt" style:font-size-complex="15pt"/>
    </style:style>
    <style:style style:name="P12" style:family="paragraph" style:parent-style-name="Standard">
      <style:paragraph-properties fo:text-align="start" style:justify-single-word="false"/>
      <style:text-properties style:font-name="arial" fo:font-size="15pt" fo:language="de" fo:country="DE" officeooo:rsid="000976c5" officeooo:paragraph-rsid="001620eb" style:font-size-asian="13.1000003814697pt" style:font-size-complex="15pt"/>
    </style:style>
    <style:style style:name="P13" style:family="paragraph" style:parent-style-name="Standard">
      <style:paragraph-properties fo:text-align="start" style:justify-single-word="false"/>
      <style:text-properties style:font-name="arial" fo:font-size="15pt" fo:language="de" fo:country="DE" officeooo:rsid="000976c5" officeooo:paragraph-rsid="001b86b0" style:font-size-asian="13.1000003814697pt" style:font-size-complex="15pt"/>
    </style:style>
    <style:style style:name="P14" style:family="paragraph" style:parent-style-name="Standard">
      <style:paragraph-properties fo:text-align="start" style:justify-single-word="false"/>
      <style:text-properties style:font-name="arial" fo:font-size="15pt" fo:language="de" fo:country="DE" officeooo:rsid="00111d7a" officeooo:paragraph-rsid="00111d7a" style:font-size-asian="13.1000003814697pt" style:font-size-complex="15pt"/>
    </style:style>
    <style:style style:name="P15" style:family="paragraph" style:parent-style-name="Standard">
      <style:paragraph-properties fo:text-align="start" style:justify-single-word="false"/>
      <style:text-properties style:font-name="arial" fo:font-size="15pt" fo:language="de" fo:country="DE" officeooo:rsid="0011774c" officeooo:paragraph-rsid="0011774c" style:font-size-asian="13.1000003814697pt" style:font-size-complex="15pt"/>
    </style:style>
    <style:style style:name="P16" style:family="paragraph" style:parent-style-name="Standard">
      <style:paragraph-properties fo:text-align="start" style:justify-single-word="false"/>
      <style:text-properties style:font-name="arial" fo:font-size="15pt" fo:language="de" fo:country="DE" officeooo:rsid="00153a3d" officeooo:paragraph-rsid="00153a3d" style:font-size-asian="13.1000003814697pt" style:font-size-complex="15pt"/>
    </style:style>
    <style:style style:name="P17" style:family="paragraph" style:parent-style-name="Standard">
      <style:paragraph-properties fo:text-align="start" style:justify-single-word="false"/>
      <style:text-properties style:font-name="arial" fo:font-size="15pt" fo:language="de" fo:country="DE" officeooo:rsid="0015d62a" officeooo:paragraph-rsid="0015d62a" style:font-size-asian="13.1000003814697pt" style:font-size-complex="15pt"/>
    </style:style>
    <style:style style:name="P18" style:family="paragraph" style:parent-style-name="Standard">
      <style:paragraph-properties fo:text-align="start" style:justify-single-word="false"/>
      <style:text-properties style:font-name="arial" fo:font-size="15pt" fo:language="de" fo:country="DE" officeooo:rsid="001d9c6a" officeooo:paragraph-rsid="001d9c6a" style:font-size-asian="13.1000003814697pt" style:font-size-complex="15pt"/>
    </style:style>
    <style:style style:name="P19" style:family="paragraph" style:parent-style-name="Standard">
      <style:paragraph-properties fo:text-align="start" style:justify-single-word="false"/>
      <style:text-properties style:font-name="arial" fo:font-size="15pt" fo:language="de" fo:country="DE" officeooo:rsid="001d9c6a" officeooo:paragraph-rsid="001b86b0" style:font-size-asian="13.1000003814697pt" style:font-size-complex="15pt"/>
    </style:style>
    <style:style style:name="P20" style:family="paragraph" style:parent-style-name="Standard">
      <style:paragraph-properties fo:text-align="start" style:justify-single-word="false"/>
      <style:text-properties style:font-name="arial" fo:font-size="15pt" fo:language="de" fo:country="DE" officeooo:rsid="000a6cf0" officeooo:paragraph-rsid="001e6a69" style:font-size-asian="13.1000003814697pt" style:font-size-complex="15pt"/>
    </style:style>
    <style:style style:name="P21" style:family="paragraph" style:parent-style-name="Standard">
      <style:paragraph-properties fo:text-align="start" style:justify-single-word="false"/>
      <style:text-properties style:font-name="arial" fo:font-size="15pt" fo:language="de" fo:country="DE" officeooo:rsid="000a6cf0" officeooo:paragraph-rsid="001f6981" style:font-size-asian="13.1000003814697pt" style:font-size-complex="15pt"/>
    </style:style>
    <style:style style:name="P22" style:family="paragraph" style:parent-style-name="Standard">
      <style:paragraph-properties fo:text-align="start" style:justify-single-word="false"/>
      <style:text-properties style:font-name="arial" fo:font-size="15pt" fo:language="de" fo:country="DE" officeooo:rsid="001e84ab" officeooo:paragraph-rsid="001e84ab" style:font-size-asian="13.1000003814697pt" style:font-size-complex="15pt"/>
    </style:style>
    <style:style style:name="P23" style:family="paragraph" style:parent-style-name="Standard">
      <style:paragraph-properties fo:text-align="start" style:justify-single-word="false"/>
      <style:text-properties style:font-name="arial" fo:font-size="15pt" fo:language="de" fo:country="DE" officeooo:rsid="001f6981" officeooo:paragraph-rsid="001f6981" style:font-size-asian="13.1000003814697pt" style:font-size-complex="15pt"/>
    </style:style>
    <style:style style:name="P24" style:family="paragraph" style:parent-style-name="Standard">
      <style:paragraph-properties fo:text-align="start" style:justify-single-word="false"/>
      <style:text-properties style:font-name="arial" fo:font-size="15pt" fo:language="de" fo:country="DE" officeooo:rsid="002330b5" officeooo:paragraph-rsid="002330b5" style:font-size-asian="13.1000003814697pt" style:font-size-complex="15pt"/>
    </style:style>
    <style:style style:name="P25" style:family="paragraph" style:parent-style-name="Standard">
      <style:paragraph-properties fo:text-align="start" style:justify-single-word="false"/>
      <style:text-properties style:font-name="arial" fo:font-size="15pt" fo:language="de" fo:country="DE" officeooo:rsid="00283c83" officeooo:paragraph-rsid="00283c83" style:font-size-asian="13.1000003814697pt" style:font-size-complex="15pt"/>
    </style:style>
    <style:style style:name="P26" style:family="paragraph" style:parent-style-name="Standard">
      <style:paragraph-properties fo:text-align="start" style:justify-single-word="false"/>
      <style:text-properties style:font-name="arial" fo:font-size="15pt" fo:language="de" fo:country="DE" fo:font-weight="bold" officeooo:rsid="001f6981" officeooo:paragraph-rsid="001f6981"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style:font-name="arial" fo:font-size="15pt" fo:language="de" fo:country="DE" fo:font-weight="bold" officeooo:rsid="000a6cf0" officeooo:paragraph-rsid="001e6a69"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style:font-name="arial" fo:font-size="15pt" fo:language="de" fo:country="DE" fo:font-weight="bold" officeooo:rsid="001e84ab" officeooo:paragraph-rsid="001e84ab"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style:font-name="arial" fo:font-size="15pt" fo:language="de" fo:country="DE" fo:font-weight="normal" officeooo:rsid="001d9c6a" officeooo:paragraph-rsid="001d9c6a"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style:font-name="arial" fo:font-size="15pt" fo:language="de" fo:country="DE" fo:font-weight="normal" officeooo:rsid="00203a9d" officeooo:paragraph-rsid="00203a9d" style:font-size-asian="13.1000003814697pt" style:font-weight-asian="normal" style:font-size-complex="15pt" style:font-weight-complex="normal"/>
    </style:style>
    <style:style style:name="P31" style:family="paragraph" style:parent-style-name="Standard">
      <style:paragraph-properties fo:text-align="start" style:justify-single-word="false"/>
      <style:text-properties style:font-name="arial" fo:font-size="15pt" fo:language="de" fo:country="DE" fo:font-weight="normal" officeooo:rsid="001e6a69" officeooo:paragraph-rsid="001e6a69"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style:font-name="arial" fo:font-size="15pt" fo:language="de" fo:country="DE" fo:font-weight="normal" officeooo:rsid="001e84ab" officeooo:paragraph-rsid="001e84ab" style:font-size-asian="13.1000003814697pt" style:font-weight-asian="normal" style:font-size-complex="15pt" style:font-weight-complex="normal"/>
    </style:style>
    <style:style style:name="P33" style:family="paragraph" style:parent-style-name="Standard">
      <style:paragraph-properties fo:text-align="center" style:justify-single-word="false"/>
      <style:text-properties style:font-name="arial" fo:font-size="28pt" fo:language="de" fo:country="DE" officeooo:rsid="0002b553" officeooo:paragraph-rsid="0002b553" style:font-size-asian="28pt" style:font-size-complex="28pt"/>
    </style:style>
    <style:style style:name="P34" style:family="paragraph" style:parent-style-name="Standard">
      <style:paragraph-properties fo:text-align="start" style:justify-single-word="false"/>
      <style:text-properties style:font-name="arial" fo:font-size="18pt" fo:language="de" fo:country="DE" fo:font-weight="bold" officeooo:rsid="000976c5" officeooo:paragraph-rsid="000976c5" style:font-size-asian="18pt" style:font-weight-asian="bold" style:font-size-complex="18pt" style:font-weight-complex="bold"/>
    </style:style>
    <style:style style:name="P35" style:family="paragraph" style:parent-style-name="Standard">
      <style:paragraph-properties fo:text-align="start" style:justify-single-word="false"/>
      <style:text-properties style:font-name="arial" fo:font-size="18pt" fo:language="de" fo:country="DE" fo:font-weight="bold" officeooo:rsid="00056211" officeooo:paragraph-rsid="0004f6fb" style:font-size-asian="18pt" style:font-weight-asian="bold" style:font-size-complex="18pt" style:font-weight-complex="bold"/>
    </style:style>
    <style:style style:name="P36" style:family="paragraph" style:parent-style-name="Standard">
      <style:paragraph-properties fo:text-align="start" style:justify-single-word="false"/>
      <style:text-properties style:font-name="arial" fo:font-size="18pt" fo:language="de" fo:country="DE" fo:font-weight="bold" officeooo:rsid="000a6cf0" officeooo:paragraph-rsid="001620eb" style:font-size-asian="18pt" style:font-weight-asian="bold" style:font-size-complex="18pt" style:font-weight-complex="bold"/>
    </style:style>
    <style:style style:name="P37" style:family="paragraph" style:parent-style-name="Standard">
      <style:paragraph-properties fo:text-align="start" style:justify-single-word="false"/>
      <style:text-properties style:font-name="arial" fo:font-size="18pt" fo:language="de" fo:country="DE" fo:font-weight="bold" officeooo:rsid="000a6cf0" officeooo:paragraph-rsid="001e6a69" style:font-size-asian="18pt" style:font-weight-asian="bold" style:font-size-complex="18pt" style:font-weight-complex="bold"/>
    </style:style>
    <style:style style:name="P38" style:family="paragraph" style:parent-style-name="Standard">
      <style:paragraph-properties fo:text-align="start" style:justify-single-word="false"/>
      <style:text-properties style:font-name="arial" fo:font-size="18pt" fo:language="de" fo:country="DE" fo:font-weight="bold" officeooo:rsid="001e6a69" officeooo:paragraph-rsid="001e6a69" style:font-size-asian="18pt" style:font-weight-asian="bold" style:font-size-complex="18pt" style:font-weight-complex="bold"/>
    </style:style>
    <style:style style:name="P39" style:family="paragraph" style:parent-style-name="Standard">
      <style:paragraph-properties fo:text-align="start" style:justify-single-word="false"/>
      <style:text-properties style:font-name="arial" fo:font-size="18pt" fo:language="de" fo:country="DE" fo:font-weight="bold" officeooo:rsid="001e84ab" officeooo:paragraph-rsid="001e84ab" style:font-size-asian="18pt" style:font-weight-asian="bold" style:font-size-complex="18pt" style:font-weight-complex="bold"/>
    </style:style>
    <style:style style:name="P40" style:family="paragraph" style:parent-style-name="Standard">
      <style:paragraph-properties fo:text-align="start" style:justify-single-word="false"/>
      <style:text-properties style:font-name="arial" fo:font-size="18pt" fo:language="de" fo:country="DE" fo:font-weight="bold" officeooo:rsid="001e84ab" officeooo:paragraph-rsid="00249899" style:font-size-asian="18pt" style:font-weight-asian="bold" style:font-size-complex="18pt" style:font-weight-complex="bold"/>
    </style:style>
    <style:style style:name="P41" style:family="paragraph" style:parent-style-name="Standard">
      <style:paragraph-properties fo:text-align="start" style:justify-single-word="false"/>
      <style:text-properties style:font-name="arial" fo:font-size="18pt" fo:language="de" fo:country="DE" fo:font-weight="bold" officeooo:rsid="002330b5" officeooo:paragraph-rsid="000976c5" style:font-size-asian="18pt" style:font-weight-asian="bold" style:font-size-complex="18pt" style:font-weight-complex="bold"/>
    </style:style>
    <style:style style:name="P42" style:family="paragraph" style:parent-style-name="Standard">
      <style:paragraph-properties fo:text-align="start" style:justify-single-word="false"/>
      <style:text-properties style:font-name="arial" fo:font-size="18pt" fo:language="de" fo:country="DE" fo:font-weight="bold" officeooo:rsid="0024f043" officeooo:paragraph-rsid="0024f043" style:font-size-asian="18pt" style:font-weight-asian="bold" style:font-size-complex="18pt" style:font-weight-complex="bold"/>
    </style:style>
    <style:style style:name="P43" style:family="paragraph" style:parent-style-name="Standard">
      <style:paragraph-properties fo:text-align="start" style:justify-single-word="false"/>
      <style:text-properties officeooo:paragraph-rsid="000976c5"/>
    </style:style>
    <style:style style:name="P44" style:family="paragraph" style:parent-style-name="Standard">
      <style:paragraph-properties fo:text-align="start" style:justify-single-word="false"/>
      <style:text-properties officeooo:paragraph-rsid="001e84ab"/>
    </style:style>
    <style:style style:name="P45" style:family="paragraph" style:parent-style-name="Table_20_Contents">
      <style:paragraph-properties fo:text-align="start" style:justify-single-word="false"/>
      <style:text-properties style:font-name="arial" fo:font-size="15pt" fo:language="de" fo:country="DE" officeooo:rsid="000976c5" officeooo:paragraph-rsid="000976c5" style:font-size-asian="13.1000003814697pt" style:font-size-complex="15pt"/>
    </style:style>
    <style:style style:name="P46" style:family="paragraph" style:parent-style-name="Table_20_Contents">
      <style:paragraph-properties fo:text-align="start" style:justify-single-word="false"/>
      <style:text-properties style:font-name="arial" fo:font-size="15pt" fo:language="de" fo:country="DE" officeooo:rsid="00111d7a" officeooo:paragraph-rsid="00111d7a" style:font-size-asian="13.1000003814697pt" style:font-size-complex="15pt"/>
    </style:style>
    <style:style style:name="P47" style:family="paragraph" style:parent-style-name="Table_20_Contents">
      <style:paragraph-properties fo:text-align="start" style:justify-single-word="false"/>
      <style:text-properties style:font-name="arial" fo:font-size="15pt" fo:language="de" fo:country="DE" officeooo:rsid="0024f043" officeooo:paragraph-rsid="0024f043" style:font-size-asian="13.1000003814697pt" style:font-size-complex="15pt"/>
    </style:style>
    <style:style style:name="P48" style:family="paragraph" style:parent-style-name="Table_20_Contents">
      <style:paragraph-properties fo:text-align="start" style:justify-single-word="false"/>
      <style:text-properties style:font-name="arial" fo:font-size="15pt" officeooo:rsid="001a5304" officeooo:paragraph-rsid="001a5304" style:font-size-asian="13.1000003814697pt" style:font-size-complex="15pt"/>
    </style:style>
    <style:style style:name="P49" style:family="paragraph" style:parent-style-name="Table_20_Contents">
      <style:paragraph-properties fo:text-align="start" style:justify-single-word="false"/>
      <style:text-properties style:font-name="arial" fo:font-size="15pt" officeooo:rsid="001e6a69" officeooo:paragraph-rsid="001e6a69" style:font-size-asian="13.1000003814697pt" style:font-size-complex="15pt"/>
    </style:style>
    <style:style style:name="P50" style:family="paragraph" style:parent-style-name="Table_20_Contents">
      <style:paragraph-properties fo:text-align="start" style:justify-single-word="false"/>
      <style:text-properties style:font-name="arial" fo:font-size="15pt" officeooo:rsid="00222a5f" officeooo:paragraph-rsid="00222a5f" style:font-size-asian="13.1000003814697pt" style:font-size-complex="15pt"/>
    </style:style>
    <style:style style:name="P51" style:family="paragraph" style:parent-style-name="Table_20_Contents">
      <style:paragraph-properties fo:text-align="start" style:justify-single-word="false"/>
      <style:text-properties style:font-name="arial" fo:font-size="15pt" officeooo:rsid="00272fd2" officeooo:paragraph-rsid="00272fd2" style:font-size-asian="13.1000003814697pt" style:font-size-complex="15pt"/>
    </style:style>
    <style:style style:name="P52" style:family="paragraph" style:parent-style-name="Table_20_Contents">
      <style:paragraph-properties fo:text-align="center" style:justify-single-word="false"/>
      <style:text-properties style:font-name="arial" fo:font-size="15pt" fo:font-weight="bold" officeooo:rsid="001e6a69" officeooo:paragraph-rsid="001e6a69" style:font-size-asian="13.1000003814697pt" style:font-weight-asian="bold" style:font-size-complex="15pt" style:font-weight-complex="bold"/>
    </style:style>
    <style:style style:name="P53" style:family="paragraph" style:parent-style-name="Table_20_Contents">
      <style:paragraph-properties fo:text-align="center" style:justify-single-word="false"/>
      <style:text-properties style:font-name="arial" fo:font-size="15pt" fo:font-style="normal" fo:font-weight="bold" officeooo:rsid="0019f060" officeooo:paragraph-rsid="0019f060" style:font-size-asian="13.1000003814697pt" style:font-style-asian="normal" style:font-weight-asian="bold" style:font-size-complex="15pt" style:font-style-complex="normal" style:font-weight-complex="bold"/>
    </style:style>
    <style:style style:name="P54" style:family="paragraph" style:parent-style-name="Table_20_Contents">
      <style:paragraph-properties fo:text-align="start" style:justify-single-word="false"/>
      <style:text-properties style:font-name="arial" fo:font-size="15pt" officeooo:rsid="0025ef5b" officeooo:paragraph-rsid="0025ef5b" style:font-size-asian="15pt" style:font-size-complex="15pt"/>
    </style:style>
    <style:style style:name="P55" style:family="paragraph" style:parent-style-name="Table_20_Contents">
      <style:paragraph-properties fo:text-align="start" style:justify-single-word="false"/>
      <style:text-properties style:font-name="arial" fo:font-size="15pt" officeooo:rsid="0024f043" officeooo:paragraph-rsid="0024f043" style:font-size-asian="15pt" style:font-size-complex="15pt"/>
    </style:style>
    <style:style style:name="P56" style:family="paragraph" style:parent-style-name="Standard">
      <style:paragraph-properties fo:text-align="start" style:justify-single-word="false" fo:break-before="page"/>
      <style:text-properties style:font-name="arial" fo:font-size="15pt" fo:language="de" fo:country="DE" officeooo:rsid="0015d62a" officeooo:paragraph-rsid="0015d62a" style:font-size-asian="13.1000003814697pt" style:font-size-complex="15pt"/>
    </style:style>
    <style:style style:name="P57" style:family="paragraph" style:parent-style-name="Standard">
      <style:paragraph-properties fo:text-align="start" style:justify-single-word="false" fo:break-before="page"/>
      <style:text-properties style:font-name="arial" fo:font-size="15pt" fo:language="de" fo:country="DE" officeooo:rsid="000976c5" officeooo:paragraph-rsid="000976c5" style:font-size-asian="13.1000003814697pt" style:font-size-complex="15pt"/>
    </style:style>
    <style:style style:name="P58" style:family="paragraph" style:parent-style-name="Standard" style:list-style-name="L1">
      <style:paragraph-properties fo:text-align="start" style:justify-single-word="false"/>
      <style:text-properties style:font-name="arial" fo:font-size="15pt" fo:language="de" fo:country="DE" officeooo:rsid="00111d7a" officeooo:paragraph-rsid="00111d7a" style:font-size-asian="13.1000003814697pt" style:font-size-complex="15pt"/>
    </style:style>
    <style:style style:name="P59" style:family="paragraph" style:parent-style-name="Standard" style:list-style-name="L2">
      <style:paragraph-properties fo:text-align="start" style:justify-single-word="false"/>
      <style:text-properties style:font-name="arial" fo:font-size="15pt" fo:language="de" fo:country="DE" officeooo:rsid="0011774c" officeooo:paragraph-rsid="0011774c" style:font-size-asian="13.1000003814697pt" style:font-size-complex="15pt"/>
    </style:style>
    <style:style style:name="P60" style:family="paragraph" style:parent-style-name="Standard" style:list-style-name="L3">
      <style:paragraph-properties fo:text-align="start" style:justify-single-word="false"/>
      <style:text-properties style:font-name="arial" fo:font-size="15pt" fo:language="de" fo:country="DE" officeooo:rsid="00153a3d" officeooo:paragraph-rsid="00153a3d" style:font-size-asian="13.1000003814697pt" style:font-size-complex="15pt"/>
    </style:style>
    <style:style style:name="P61" style:family="paragraph" style:parent-style-name="Standard" style:list-style-name="L3">
      <style:paragraph-properties fo:text-align="start" style:justify-single-word="false"/>
      <style:text-properties style:font-name="arial" fo:font-size="15pt" fo:language="de" fo:country="DE" officeooo:rsid="002330b5" officeooo:paragraph-rsid="002330b5" style:font-size-asian="13.1000003814697pt" style:font-size-complex="15pt"/>
    </style:style>
    <style:style style:name="P62" style:family="paragraph" style:parent-style-name="Standard" style:list-style-name="L5">
      <style:paragraph-properties fo:text-align="start" style:justify-single-word="false"/>
      <style:text-properties style:font-name="arial" fo:font-size="15pt" fo:language="de" fo:country="DE" officeooo:rsid="002330b5" officeooo:paragraph-rsid="002330b5" style:font-size-asian="13.1000003814697pt" style:font-size-complex="15pt"/>
    </style:style>
    <style:style style:name="P63" style:family="paragraph" style:parent-style-name="Standard" style:list-style-name="L3">
      <style:paragraph-properties fo:text-align="start" style:justify-single-word="false"/>
      <style:text-properties style:font-name="arial" fo:font-size="15pt" fo:language="de" fo:country="DE" officeooo:rsid="001d9c6a" officeooo:paragraph-rsid="001d9c6a" style:font-size-asian="13.1000003814697pt" style:font-size-complex="15pt"/>
    </style:style>
    <style:style style:name="P64" style:family="paragraph" style:parent-style-name="Standard" style:list-style-name="L4">
      <style:paragraph-properties fo:text-align="start" style:justify-single-word="false"/>
      <style:text-properties style:font-name="arial" fo:font-size="15pt" fo:language="de" fo:country="DE" officeooo:rsid="0015d62a" officeooo:paragraph-rsid="0015d62a" style:font-size-asian="13.1000003814697pt" style:font-size-complex="15pt"/>
    </style:style>
    <style:style style:name="P65" style:family="paragraph" style:parent-style-name="Standard" style:list-style-name="L6">
      <style:paragraph-properties fo:text-align="start" style:justify-single-word="false"/>
      <style:text-properties style:font-name="arial" fo:font-size="15pt" fo:language="de" fo:country="DE" officeooo:rsid="0015d62a" officeooo:paragraph-rsid="001d2989" style:font-size-asian="13.1000003814697pt" style:font-size-complex="15pt"/>
    </style:style>
    <style:style style:name="P66" style:family="paragraph" style:parent-style-name="Standard" style:list-style-name="L4">
      <style:paragraph-properties fo:text-align="start" style:justify-single-word="false"/>
      <style:text-properties style:font-name="arial" fo:font-size="15pt" fo:language="de" fo:country="DE" officeooo:rsid="0025ef5b" officeooo:paragraph-rsid="0025ef5b" style:font-size-asian="13.1000003814697pt" style:font-size-complex="15pt"/>
    </style:style>
    <style:style style:name="P67" style:family="paragraph" style:parent-style-name="Standard" style:list-style-name="L6">
      <style:paragraph-properties fo:text-align="start" style:justify-single-word="false"/>
      <style:text-properties style:font-name="arial" fo:font-size="15pt" fo:language="de" fo:country="DE" officeooo:rsid="0025ef5b" officeooo:paragraph-rsid="0025ef5b" style:font-size-asian="13.1000003814697pt" style:font-size-complex="15pt"/>
    </style:style>
    <style:style style:name="P68" style:family="paragraph" style:parent-style-name="Standard" style:list-style-name="L9">
      <style:paragraph-properties fo:text-align="start" style:justify-single-word="false"/>
      <style:text-properties style:font-name="arial" fo:font-size="15pt" fo:language="de" fo:country="DE" officeooo:rsid="001e6a69" officeooo:paragraph-rsid="001e6a69" style:font-size-asian="13.1000003814697pt" style:font-size-complex="15pt"/>
    </style:style>
    <style:style style:name="P69" style:family="paragraph" style:parent-style-name="Standard">
      <style:paragraph-properties fo:text-align="start" style:justify-single-word="false"/>
      <style:text-properties style:font-name="arial" fo:font-size="15pt" fo:language="de" fo:country="DE" officeooo:rsid="000976c5" officeooo:paragraph-rsid="0015d62a" style:font-size-asian="13.1000003814697pt" style:font-size-complex="15pt"/>
    </style:style>
    <style:style style:name="P70" style:family="paragraph" style:parent-style-name="Standard" style:list-style-name="L7">
      <style:paragraph-properties fo:text-align="start" style:justify-single-word="false"/>
      <style:text-properties style:font-name="arial" fo:font-size="15pt" fo:language="de" fo:country="DE" fo:font-weight="normal" officeooo:rsid="001d9c6a" officeooo:paragraph-rsid="001d9c6a" style:font-size-asian="13.1000003814697pt" style:font-weight-asian="normal" style:font-size-complex="15pt" style:font-weight-complex="normal"/>
    </style:style>
    <style:style style:name="P71" style:family="paragraph" style:parent-style-name="Standard" style:list-style-name="L7">
      <style:paragraph-properties fo:text-align="start" style:justify-single-word="false"/>
      <style:text-properties style:font-name="arial" fo:font-size="15pt" fo:language="de" fo:country="DE" fo:font-weight="normal" officeooo:rsid="001e6a69" officeooo:paragraph-rsid="001e6a69" style:font-size-asian="13.1000003814697pt" style:font-weight-asian="normal" style:font-size-complex="15pt" style:font-weight-complex="normal"/>
    </style:style>
    <style:style style:name="P72" style:family="paragraph" style:parent-style-name="Standard" style:list-style-name="L8">
      <style:paragraph-properties fo:text-align="start" style:justify-single-word="false"/>
      <style:text-properties style:font-name="arial" fo:font-size="15pt" fo:language="de" fo:country="DE" fo:font-weight="normal" officeooo:rsid="001e6a69" officeooo:paragraph-rsid="001e6a69" style:font-size-asian="13.1000003814697pt" style:font-weight-asian="normal" style:font-size-complex="15pt" style:font-weight-complex="normal"/>
    </style:style>
    <style:style style:name="P73" style:family="paragraph" style:parent-style-name="Standard" style:list-style-name="L11">
      <style:paragraph-properties fo:text-align="start" style:justify-single-word="false"/>
      <style:text-properties style:font-name="arial" fo:font-size="15pt" fo:language="de" fo:country="DE" fo:font-weight="normal" officeooo:rsid="001e84ab" officeooo:paragraph-rsid="001e84ab" style:font-size-asian="13.1000003814697pt" style:font-weight-asian="normal" style:font-size-complex="15pt" style:font-weight-complex="normal"/>
    </style:style>
    <style:style style:name="P74" style:family="paragraph" style:parent-style-name="Standard" style:list-style-name="L11">
      <style:paragraph-properties fo:text-align="start" style:justify-single-word="false"/>
      <style:text-properties style:font-name="arial" fo:font-size="15pt" fo:language="de" fo:country="DE" fo:font-weight="normal" officeooo:rsid="00272fd2" officeooo:paragraph-rsid="00272fd2" style:font-size-asian="13.1000003814697pt" style:font-weight-asian="normal" style:font-size-complex="15pt" style:font-weight-complex="normal"/>
    </style:style>
    <style:style style:name="P75" style:family="paragraph" style:parent-style-name="Standard" style:list-style-name="L11">
      <style:paragraph-properties fo:text-align="start" style:justify-single-word="false"/>
      <style:text-properties style:font-name="arial" fo:font-size="15pt" fo:language="de" fo:country="DE" fo:font-weight="normal" officeooo:rsid="00249899" officeooo:paragraph-rsid="00249899" style:font-size-asian="13.1000003814697pt" style:font-weight-asian="normal" style:font-size-complex="15pt" style:font-weight-complex="normal"/>
    </style:style>
    <style:style style:name="P76" style:family="paragraph" style:parent-style-name="Standard" style:list-style-name="L10">
      <style:paragraph-properties fo:text-align="start" style:justify-single-word="false"/>
      <style:text-properties style:font-name="arial" fo:font-size="15pt" fo:language="de" fo:country="DE" fo:font-weight="normal" officeooo:rsid="0025ef5b" officeooo:paragraph-rsid="0025ef5b"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style:font-name="arial" fo:font-size="18pt" fo:language="de" fo:country="DE" fo:font-weight="bold" officeooo:rsid="0024f043" officeooo:paragraph-rsid="0024f043" style:font-size-asian="18pt" style:font-weight-asian="bold" style:font-size-complex="18pt" style:font-weight-complex="bold"/>
    </style:style>
    <style:style style:name="T1" style:family="text">
      <style:text-properties style:font-name="arial" fo:font-size="15pt" officeooo:rsid="000d20cb" style:font-size-asian="15pt" style:font-size-complex="15pt"/>
    </style:style>
    <style:style style:name="T2" style:family="text">
      <style:text-properties style:font-name="arial" fo:font-size="15pt" officeooo:rsid="0002b553" style:font-size-asian="15pt" style:font-size-complex="15pt"/>
    </style:style>
    <style:style style:name="T3" style:family="text">
      <style:text-properties style:font-name="arial" fo:font-size="15pt" officeooo:rsid="000f63ec" style:font-size-asian="15pt" style:font-size-complex="15pt"/>
    </style:style>
    <style:style style:name="T4" style:family="text">
      <style:text-properties style:font-name="arial" fo:font-size="15pt" officeooo:rsid="00111d7a" style:font-size-asian="15pt" style:font-size-complex="15pt"/>
    </style:style>
    <style:style style:name="T5" style:family="text">
      <style:text-properties style:font-name="arial" fo:font-size="18pt" fo:language="de" fo:country="DE" fo:font-weight="bold" officeooo:rsid="000976c5" style:font-size-asian="18pt" style:font-weight-asian="bold" style:font-size-complex="18pt" style:font-weight-complex="bold"/>
    </style:style>
    <style:style style:name="T6" style:family="text">
      <style:text-properties style:font-name="arial" fo:font-size="18pt" fo:language="de" fo:country="DE" fo:font-weight="bold" officeooo:rsid="001b86b0" style:font-size-asian="18pt" style:font-weight-asian="bold" style:font-size-complex="18pt" style:font-weight-complex="bold"/>
    </style:style>
    <style:style style:name="T7" style:family="text">
      <style:text-properties style:font-name="arial" fo:font-size="18pt" fo:language="de" fo:country="DE" fo:font-weight="bold" officeooo:rsid="000a6cf0" style:font-size-asian="18pt" style:font-weight-asian="bold" style:font-size-complex="18pt" style:font-weight-complex="bold"/>
    </style:style>
    <style:style style:name="T8" style:family="text">
      <style:text-properties style:font-name="arial" fo:font-size="18pt" fo:language="de" fo:country="DE" fo:font-weight="bold" officeooo:rsid="001e84ab" style:font-size-asian="18pt" style:font-weight-asian="bold" style:font-size-complex="18pt" style:font-weight-complex="bold"/>
    </style:style>
    <style:style style:name="T9" style:family="text">
      <style:text-properties style:font-name="arial" fo:font-size="18pt" fo:language="de" fo:country="DE" fo:font-weight="bold" officeooo:rsid="002330b5" style:font-size-asian="18pt" style:font-weight-asian="bold" style:font-size-complex="18pt" style:font-weight-complex="bold"/>
    </style:style>
    <style:style style:name="T10" style:family="text">
      <style:text-properties officeooo:rsid="00031a23"/>
    </style:style>
    <style:style style:name="T11" style:family="text">
      <style:text-properties officeooo:rsid="0011774c"/>
    </style:style>
    <style:style style:name="T12" style:family="text">
      <style:text-properties officeooo:rsid="00153a3d"/>
    </style:style>
    <style:style style:name="T13" style:family="text">
      <style:text-properties officeooo:rsid="0015d62a"/>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0a6cf0" style:font-size-asian="18pt" style:font-weight-asian="bold" style:font-size-complex="18pt" style:font-weight-complex="bold"/>
    </style:style>
    <style:style style:name="T16" style:family="text">
      <style:text-properties fo:font-size="18pt" fo:font-weight="bold" officeooo:rsid="001620eb" style:font-size-asian="18pt" style:font-weight-asian="bold" style:font-size-complex="18pt" style:font-weight-complex="bold"/>
    </style:style>
    <style:style style:name="T17" style:family="text">
      <style:text-properties fo:font-size="18pt" fo:font-weight="bold" officeooo:rsid="001d9c6a" style:font-size-asian="18pt" style:font-weight-asian="bold" style:font-size-complex="18pt" style:font-weight-complex="bold"/>
    </style:style>
    <style:style style:name="T18" style:family="text">
      <style:text-properties fo:font-weight="bold" style:font-weight-asian="bold" style:font-weight-complex="bold"/>
    </style:style>
    <style:style style:name="T19" style:family="text">
      <style:text-properties fo:font-weight="bold" officeooo:rsid="0015d62a" style:font-weight-asian="bold" style:font-weight-complex="bold"/>
    </style:style>
    <style:style style:name="T20" style:family="text">
      <style:text-properties fo:font-weight="bold" officeooo:rsid="001b86b0" style:font-weight-asian="bold" style:font-weight-complex="bold"/>
    </style:style>
    <style:style style:name="T21" style:family="text">
      <style:text-properties fo:font-weight="bold" officeooo:rsid="001e6a69" style:font-weight-asian="bold" style:font-weight-complex="bold"/>
    </style:style>
    <style:style style:name="T22" style:family="text">
      <style:text-properties officeooo:rsid="001b86b0"/>
    </style:style>
    <style:style style:name="T23" style:family="text">
      <style:text-properties officeooo:rsid="002330b5"/>
    </style:style>
    <style:style style:name="T24" style:family="text">
      <style:text-properties officeooo:rsid="00249899"/>
    </style:style>
    <style:style style:name="T25" style:family="text">
      <style:text-properties officeooo:rsid="0025ef5b"/>
    </style:style>
    <style:style style:name="T26" style:family="text">
      <style:text-properties officeooo:rsid="00272fd2"/>
    </style:style>
    <style:style style:name="T27" style:family="text">
      <style:text-properties officeooo:rsid="0028be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
      <text:p text:style-name="P3"/>
      <text:p text:style-name="P3"/>
      <text:p text:style-name="P3"/>
      <text:p text:style-name="P3"/>
      <text:p text:style-name="P3"/>
      <text:p text:style-name="P3"/>
      <text:p text:style-name="P3"/>
      <text:p text:style-name="P33">Team 04: Trainingstracker</text:p>
      <text:p text:style-name="P6"/>
      <text:p text:style-name="P3">Egorow Timothy</text:p>
      <text:p text:style-name="P3">Schifferl Kilian</text:p>
      <text:p text:style-name="P3">Al Ghazzawi Badee</text:p>
      <text:p text:style-name="P3">F<text:span text:style-name="T10">riedrich Jeremias</text:span></text:p>
      <text:p text:style-name="P4">Evangelou Katerin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35"><text:soft-page-break/></text:p>
      <text:p text:style-name="P9"/>
      <text:p text:style-name="P8"/>
      <text:p text:style-name="P8"><text:span text:style-name="T17">1.</text:span><text:span text:style-name="T14"> Änderungsgeschichte</text:span></text:p>
      <text:p text:style-name="P8"/>
      <table:table table:name="Table1" table:style-name="Table1">
        <table:table-column table:style-name="Table1.A" table:number-columns-repeated="3"/>
        <table:table-column table:style-name="Table1.D"/>
        <table:table-row table:style-name="TableLine94736719476640">
          <table:table-cell table:style-name="Table1.A1" office:value-type="string">
            <text:p text:style-name="P45">Datum</text:p>
          </table:table-cell>
          <table:table-cell table:style-name="Table1.A1" office:value-type="string">
            <text:p text:style-name="P45">Version</text:p>
          </table:table-cell>
          <table:table-cell table:style-name="Table1.A1" office:value-type="string">
            <text:p text:style-name="P45">Änderung</text:p>
          </table:table-cell>
          <table:table-cell table:style-name="Table1.D1" office:value-type="string">
            <text:p text:style-name="P45">Autor</text:p>
          </table:table-cell>
        </table:table-row>
        <table:table-row table:style-name="Table1.2">
          <table:table-cell table:style-name="Table1.A2" office:value-type="string">
            <text:p text:style-name="P46">25.03.22</text:p>
          </table:table-cell>
          <table:table-cell table:style-name="Table1.A2" office:value-type="string">
            <text:p text:style-name="P46">1.0</text:p>
          </table:table-cell>
          <table:table-cell table:style-name="Table1.A2" office:value-type="string">
            <text:p text:style-name="P46">Erstellung</text:p>
          </table:table-cell>
          <table:table-cell table:style-name="Table1.D2" office:value-type="string">
            <text:p text:style-name="P46">Egorow</text:p>
          </table:table-cell>
        </table:table-row>
        <table:table-row table:style-name="Table1.2">
          <table:table-cell table:style-name="Table1.A2" office:value-type="string">
            <text:p text:style-name="P47">24.04.22</text:p>
          </table:table-cell>
          <table:table-cell table:style-name="Table1.A2" office:value-type="string">
            <text:p text:style-name="P47">2.0</text:p>
          </table:table-cell>
          <table:table-cell table:style-name="Table1.A2" office:value-type="string">
            <text:p text:style-name="P47">Workpackages</text:p>
          </table:table-cell>
          <table:table-cell table:style-name="Table1.D2" office:value-type="string">
            <text:p text:style-name="P47">Egorow</text:p>
          </table:table-cell>
        </table:table-row>
      </table:table>
      <text:p text:style-name="P8"/>
      <text:p text:style-name="P8"/>
      <text:p text:style-name="P43"><text:span text:style-name="T5">2. </text:span><text:span text:style-name="T9">Einführung</text:span></text:p>
      <text:p text:style-name="P10"><text:tab/></text:p>
      <text:p text:style-name="P43"><text:span text:style-name="T5">2.1 </text:span><text:span text:style-name="T9">Referenzen</text:span></text:p>
      <text:p text:style-name="P34"/>
      <text:list xml:id="list3737881877" text:style-name="L1">
        <text:list-item>
          <text:p text:style-name="P58">Craig Larman: UML 2 und Patterns angewendet</text:p>
        </text:list-item>
        <text:list-item>
          <text:p text:style-name="P58">Vorlesungsmaterialien der Software-Engineering Vorlesung</text:p>
        </text:list-item>
      </text:list>
      <text:p text:style-name="P10"/>
      <text:p text:style-name="P43"><text:span text:style-name="T5">3. </text:span><text:span text:style-name="T9">Projekt Übersicht</text:span></text:p>
      <text:p text:style-name="P10"/>
      <text:p text:style-name="P14">Das Projekt <text:span text:style-name="T11">soll Menschen dabei unterstützen ihr Training zu tracken, sowie die Körpermasse und Kalorien.</text:span></text:p>
      <text:p text:style-name="P15">Dem Benutzer werden folgende Optionen zur Verfügung gestellt:</text:p>
      <text:p text:style-name="P15"/>
      <text:list xml:id="list3579134356" text:style-name="L2">
        <text:list-item>
          <text:p text:style-name="P59">Das erstellen eines Traingsplans</text:p>
        </text:list-item>
        <text:list-item>
          <text:p text:style-name="P59">Das Tracken des Trainings</text:p>
        </text:list-item>
        <text:list-item>
          <text:p text:style-name="P59">Das Zählen von Kalorien</text:p>
        </text:list-item>
        <text:list-item>
          <text:p text:style-name="P59">Das Speichern von Körpermassen</text:p>
        </text:list-item>
      </text:list>
      <text:p text:style-name="P10"/>
      <text:p text:style-name="P43"><text:span text:style-name="T5">3.1 </text:span><text:span text:style-name="T9">Zweck und Ziele</text:span></text:p>
      <text:p text:style-name="P10"><text:tab/></text:p>
      <text:p text:style-name="P15">Dieses Projekt soll Menschen dabei unterstützen ihr Training verfolgen zu können. <text:span text:style-name="T12">Die Verfolgung des Fortschrittes ist wichtig um sich zu steigern, als auch motiviert zu bleiben. <text:s/></text:span></text:p>
      <text:p text:style-name="P15"/>
      <text:p text:style-name="P15"/>
      <text:p text:style-name="P15"><text:soft-page-break/></text:p>
      <text:p text:style-name="P43"><text:span text:style-name="T5">3.2 </text:span><text:span text:style-name="T9">Annahmen und Einschränkungen</text:span></text:p>
      <text:p text:style-name="P10"/>
      <text:p text:style-name="P16">Es wird eine Datenbank benötigt, auf welcher wir die Daten speichern können. Diese ist essentiell wichtig, daher muss die Funktionalität gewährleistet sein.</text:p>
      <text:p text:style-name="P16"/>
      <text:p text:style-name="P24">Jede Person ist dafür verantwortlich, dass die eigene Zeit grob erfasst wird, um später das zusammenführen der Daten zu erleichtern.</text:p>
      <text:p text:style-name="P24"/>
      <text:p text:style-name="P24">Die Dokumente werden im vorlaufendem Projekt aktualisiert und verfeinert</text:p>
      <text:p text:style-name="P24"/>
      <text:p text:style-name="P10"/>
      <text:p text:style-name="P43"><text:span text:style-name="T5">3.3 </text:span><text:span text:style-name="T9">Ergebnisse</text:span></text:p>
      <text:p text:style-name="P10"/>
      <text:list xml:id="list1850486478" text:style-name="L3">
        <text:list-item>
          <text:p text:style-name="P60">Projektplan</text:p>
        </text:list-item>
        <text:list-item>
          <text:p text:style-name="P61">Anforderungen</text:p>
        </text:list-item>
        <text:list-item>
          <text:p text:style-name="P60">Dokumentation</text:p>
        </text:list-item>
        <text:list-item>
          <text:p text:style-name="P63">Build-fähiges Programm</text:p>
        </text:list-item>
      </text:list>
      <text:p text:style-name="P16"/>
      <text:p text:style-name="P10"/>
      <text:p text:style-name="P34">4. Proje<text:span text:style-name="T23">k</text:span>t <text:span text:style-name="T23">Organisation</text:span></text:p>
      <text:p text:style-name="P10"/>
      <text:p text:style-name="P17">Das voraussichtlich schwerste Paket ist die Datenbank <text:span text:style-name="T27">und der REST-API-Server</text:span>. Darin muss etwas Zeit investiert werden, um eine gute, funktionierende Schnittstelle zu schaffen. </text:p>
      <text:p text:style-name="P17">Als nächstes werden die Funktionalitäten behandelt, diese sollten keine allzu große Herausforderung darstellen. Zuletzt oder parallel dazu wird die GUI entworfen. </text:p>
      <text:p text:style-name="P56"/>
      <text:p text:style-name="P17"/>
      <text:p text:style-name="P43"><text:span text:style-name="T5">4.1 </text:span><text:span text:style-name="T9">Organisation‘s Struktur</text:span></text:p>
      <text:p text:style-name="P41"/>
      <table:table table:name="Table2" table:style-name="Table2">
        <table:table-column table:style-name="Table2.A"/>
        <table:table-column table:style-name="Table2.B"/>
        <table:table-row table:style-name="TableLine94736719511024">
          <table:table-cell table:style-name="Table2.A1" office:value-type="string">
            <text:p text:style-name="P53">Rolle</text:p>
          </table:table-cell>
          <table:table-cell table:style-name="Table2.B1" office:value-type="string">
            <text:p text:style-name="P53">Verantwortlich<text:span text:style-name="T22">er</text:span></text:p>
          </table:table-cell>
        </table:table-row>
        <table:table-row table:style-name="TableLine94736719606480">
          <table:table-cell table:style-name="Table2.A2" office:value-type="string">
            <text:p text:style-name="P48">Admin</text:p>
          </table:table-cell>
          <table:table-cell table:style-name="Table2.B2" office:value-type="string">
            <text:p text:style-name="P50">Friedrich</text:p>
          </table:table-cell>
        </table:table-row>
        <table:table-row table:style-name="TableLine94736719607872">
          <table:table-cell table:style-name="Table2.A2" office:value-type="string">
            <text:p text:style-name="P48">Webseite</text:p>
          </table:table-cell>
          <table:table-cell table:style-name="Table2.B2" office:value-type="string">
            <text:p text:style-name="P50">Evangelou</text:p>
          </table:table-cell>
        </table:table-row>
        <table:table-row table:style-name="TableLine94736719608512">
          <table:table-cell table:style-name="Table2.A2" office:value-type="string">
            <text:p text:style-name="P48">Dokumentation</text:p>
          </table:table-cell>
          <table:table-cell table:style-name="Table2.B2" office:value-type="string">
            <text:p text:style-name="P50">Egorow</text:p>
          </table:table-cell>
        </table:table-row>
        <table:table-row table:style-name="TableLine94736719609312">
          <table:table-cell table:style-name="Table2.A2" office:value-type="string">
            <text:p text:style-name="P48">Test</text:p>
          </table:table-cell>
          <table:table-cell table:style-name="Table2.B2" office:value-type="string">
            <text:p text:style-name="P50">Egorow</text:p>
          </table:table-cell>
        </table:table-row>
        <table:table-row table:style-name="TableLine94736719610112">
          <table:table-cell table:style-name="Table2.A2" office:value-type="string">
            <text:p text:style-name="P48">Build</text:p>
          </table:table-cell>
          <table:table-cell table:style-name="Table2.B2" office:value-type="string">
            <text:p text:style-name="P50">Schifferl</text:p>
          </table:table-cell>
        </table:table-row>
        <table:table-row table:style-name="TableLine94736719610864">
          <table:table-cell table:style-name="Table2.A2" office:value-type="string">
            <text:p text:style-name="P48">Front-end</text:p>
          </table:table-cell>
          <table:table-cell table:style-name="Table2.B2" office:value-type="string">
            <text:p text:style-name="P48">Al Ghazzawi</text:p>
          </table:table-cell>
        </table:table-row>
        <table:table-row table:style-name="TableLine94736719611664">
          <table:table-cell table:style-name="Table2.A2" office:value-type="string">
            <text:p text:style-name="P48">Back-end</text:p>
          </table:table-cell>
          <table:table-cell table:style-name="Table2.B2" office:value-type="string">
            <text:p text:style-name="P50">Friedrich</text:p>
          </table:table-cell>
        </table:table-row>
      </table:table>
      <text:p text:style-name="P10"/>
      <text:p text:style-name="P10"/>
      <text:p text:style-name="P43"><text:span text:style-name="T5">4.2 </text:span><text:span text:style-name="T6">Externe Schnittstellen</text:span></text:p>
      <text:p text:style-name="P10"/>
      <text:list xml:id="list945833110" text:style-name="L4">
        <text:list-item>
          <text:p text:style-name="P64">Datenbank</text:p>
        </text:list-item>
        <text:list-item>
          <text:p text:style-name="P66">API-Server </text:p>
        </text:list-item>
      </text:list>
      <text:p text:style-name="P11"/>
      <text:p text:style-name="P34">5. Management <text:span text:style-name="T23">Prozess</text:span></text:p>
      <text:p text:style-name="P10"/>
      <text:p text:style-name="P43"><text:span text:style-name="T5">5.1 </text:span><text:span text:style-name="T9">Projekt Kostenvoranschlag</text:span></text:p>
      <text:p text:style-name="P10"/>
      <text:p text:style-name="P17">Für das Projekt stehen 16 Wochen Zeit zur Verfügung. Pro Person werden 150 Stunden benötigt, daraus folgt, dass jede Woche ca. 9 Stunden pro Person aufgebracht werden sollten.</text:p>
      <text:p text:style-name="P10"/>
      <text:p text:style-name="P57"/>
      <text:p text:style-name="P34">5.2 Projekt Plan</text:p>
      <text:p text:style-name="P10"/>
      <text:p text:style-name="P10"><text:tab/><text:span text:style-name="T14">5.2.1 Phase Plan</text:span></text:p>
      <text:p text:style-name="P10"/>
      <text:p text:style-name="P11"><text:tab/><text:span text:style-name="T19">Meilenstein 1: </text:span></text:p>
      <text:p text:style-name="P11"><text:tab/></text:p>
      <text:list xml:id="list2456687375" text:style-name="L5">
        <text:list-item>
          <text:p text:style-name="P62">Projektplan</text:p>
        </text:list-item>
        <text:list-item>
          <text:p text:style-name="P62">Anforderungen</text:p>
        </text:list-item>
        <text:list-item>
          <text:p text:style-name="P62">Domainmodell</text:p>
        </text:list-item>
      </text:list>
      <text:p text:style-name="P13"/>
      <text:p text:style-name="P13"><text:span text:style-name="T13"><text:tab/></text:span><text:span text:style-name="T20">Meilenstein 2:</text:span></text:p>
      <text:p text:style-name="P19"/>
      <text:list xml:id="list3997034379" text:style-name="L6">
        <text:list-item>
          <text:p text:style-name="P67">Ein Trainingsplan kann erstellt <text:span text:style-name="T27">und gespeichert </text:span>werden</text:p>
        </text:list-item>
        <text:list-item>
          <text:p text:style-name="P67">Ein Trainingsplan wird gespeichert</text:p>
        </text:list-item>
        <text:list-item>
          <text:p text:style-name="P67">Ein User kann sich einloggen</text:p>
        </text:list-item>
        <text:list-item>
          <text:p text:style-name="P67">Ein überarbeiteter Projektplan liegt vor</text:p>
        </text:list-item>
        <text:list-item>
          <text:p text:style-name="P67">Eine Architektur liegt vor</text:p>
          <text:p text:style-name="P67"/>
        </text:list-item>
      </text:list>
      <text:p text:style-name="P18"><text:tab/><text:span text:style-name="T18">Meilenstein 3:<text:line-break/></text:span></text:p>
      <text:list xml:id="list3390146018" text:style-name="L7">
        <text:list-item>
          <text:p text:style-name="P70">Der Kalorienzähler funktioniert</text:p>
        </text:list-item>
        <text:list-item>
          <text:p text:style-name="P70">Die Körpermasse können erfasst werden</text:p>
        </text:list-item>
        <text:list-item>
          <text:p text:style-name="P70">Die UI wurde verbessert</text:p>
        </text:list-item>
        <text:list-item>
          <text:p text:style-name="P71">Die Dokumentation ist überarbeitet worden</text:p>
        </text:list-item>
      </text:list>
      <text:p text:style-name="P29"/>
      <text:p text:style-name="P29"><text:tab/><text:span text:style-name="T21">Meilenstein 4:</text:span></text:p>
      <text:p text:style-name="P29"/>
      <text:list xml:id="list804564718" text:style-name="L8">
        <text:list-item>
          <text:p text:style-name="P72">Die letzten Fehler wurden behoben</text:p>
        </text:list-item>
        <text:list-item>
          <text:p text:style-name="P72">Das Programm ist buildfähig</text:p>
        </text:list-item>
        <text:list-item>
          <text:p text:style-name="P72">Die Dokumentation ist vollständig</text:p>
        </text:list-item>
      </text:list>
      <text:list xml:id="list141805326769818" text:continue-list="list3997034379" text:style-name="L6">
        <text:list-header>
          <text:p text:style-name="P65"><text:line-break/></text:p>
        </text:list-header>
      </text:list>
      <text:p text:style-name="P36"/>
      <text:p text:style-name="P12"><text:span text:style-name="T15">5.2.</text:span><text:span text:style-name="T16">2</text:span><text:span text:style-name="T15"> Meeting</text:span></text:p>
      <text:p text:style-name="P36"/>
      <text:p text:style-name="P31"><text:soft-page-break/>Es ist ein wöchentliches Meeting am Dienstag von 19:00-20:00 beschlossen worden. In diesem wird über den bisherigen Fortschritt diskutiert und Fragen des einzelnen geklärt. Dieses Meeting findet als Videokonferenz statt.</text:p>
      <text:p text:style-name="P31"/>
      <text:p text:style-name="P12"><text:span text:style-name="T15">5.2.</text:span><text:span text:style-name="T16">3</text:span><text:span text:style-name="T15"> Release</text:span></text:p>
      <text:p text:style-name="P36"/>
      <table:table table:name="Table3" table:style-name="Table3">
        <table:table-column table:style-name="Table3.A"/>
        <table:table-column table:style-name="Table3.B"/>
        <table:table-row table:style-name="TableLine94736719717120">
          <table:table-cell table:style-name="Table3.A1" office:value-type="string">
            <text:p text:style-name="P52">Typ</text:p>
          </table:table-cell>
          <table:table-cell table:style-name="Table3.B1" office:value-type="string">
            <text:p text:style-name="P52">Datum</text:p>
          </table:table-cell>
        </table:table-row>
        <table:table-row table:style-name="TableLine94736719731008">
          <table:table-cell table:style-name="Table3.A2" office:value-type="string">
            <text:p text:style-name="P49">Prototyp</text:p>
          </table:table-cell>
          <table:table-cell table:style-name="Table3.B2" office:value-type="string">
            <text:p text:style-name="P49">19.05.22</text:p>
          </table:table-cell>
        </table:table-row>
        <table:table-row table:style-name="TableLine94736719732288">
          <table:table-cell table:style-name="Table3.A2" office:value-type="string">
            <text:p text:style-name="P49">Endversion</text:p>
          </table:table-cell>
          <table:table-cell table:style-name="Table3.B2" office:value-type="string">
            <text:p text:style-name="P49">08.07</text:p>
          </table:table-cell>
        </table:table-row>
      </table:table>
      <text:p text:style-name="P10"/>
      <text:p text:style-name="P10"/>
      <text:p text:style-name="P37">6. Risk Management</text:p>
      <text:p text:style-name="P20"/>
      <text:list xml:id="list2701737651" text:style-name="L9">
        <text:list-item>
          <text:p text:style-name="P68">Die Datenbank funktioniert nicht wie gewünscht → sofortiges Überarbeiten, Funktionalität sicherstellen</text:p>
        </text:list-item>
        <text:list-item>
          <text:p text:style-name="P68">Die Test funktionieren nicht wie gewünscht → überarbeiten der Planung der Tests</text:p>
        </text:list-item>
        <text:list-item>
          <text:p text:style-name="P68">Der Code funktioniert nicht wie gewünscht → Fehler suchen, beheben und Dokumentieren<text:line-break/></text:p>
        </text:list-item>
      </text:list>
      <text:p text:style-name="P38">7. Arbeitspakete</text:p>
      <text:p text:style-name="P38"/>
      <text:p text:style-name="P38"/>
      <text:p text:style-name="P42">Back-end</text:p>
      <text:p text:style-name="P42"/>
      <table:table table:name="Table4" table:style-name="Table4">
        <table:table-column table:style-name="Table4.A"/>
        <table:table-column table:style-name="Table4.B"/>
        <table:table-column table:style-name="Table4.C"/>
        <table:table-row table:style-name="TableLine94736719739152">
          <table:table-cell table:style-name="Table4.A1" office:value-type="string">
            <text:p text:style-name="P54">Datenbank</text:p>
          </table:table-cell>
          <table:table-cell table:style-name="Table4.A1" office:value-type="string">
            <text:p text:style-name="P54">Jerry</text:p>
          </table:table-cell>
          <table:table-cell table:style-name="Table4.C1" office:value-type="string">
            <text:p text:style-name="P55"><text:span text:style-name="T25">125</text:span>H</text:p>
          </table:table-cell>
        </table:table-row>
        <table:table-row table:style-name="TableLine94736719767808">
          <table:table-cell table:style-name="Table4.A2" office:value-type="string">
            <text:p text:style-name="P54">Server</text:p>
          </table:table-cell>
          <table:table-cell table:style-name="Table4.A2" office:value-type="string">
            <text:p text:style-name="P54">Jerry</text:p>
          </table:table-cell>
          <table:table-cell table:style-name="Table4.C2" office:value-type="string">
            <text:p text:style-name="P55">125H</text:p>
          </table:table-cell>
        </table:table-row>
        <table:table-row table:style-name="TableLine94736719770000">
          <table:table-cell table:style-name="Table4.A2" office:value-type="string">
            <text:p text:style-name="P55"><text:span text:style-name="T25">User-</text:span>Controller</text:p>
          </table:table-cell>
          <table:table-cell table:style-name="Table4.A2" office:value-type="string">
            <text:p text:style-name="P54">Killian</text:p>
          </table:table-cell>
          <table:table-cell table:style-name="Table4.C2" office:value-type="string">
            <text:p text:style-name="P55"><text:span text:style-name="T25">25</text:span>H</text:p>
          </table:table-cell>
        </table:table-row>
        <table:table-row table:style-name="TableLine94736719770800">
          <table:table-cell table:style-name="Table4.A2" office:value-type="string">
            <text:p text:style-name="P54">Trainingsplan-Cont<text:span text:style-name="T26">ro</text:span>ller</text:p>
          </table:table-cell>
          <table:table-cell table:style-name="Table4.A2" office:value-type="string">
            <text:p text:style-name="P54">Timothy</text:p>
          </table:table-cell>
          <table:table-cell table:style-name="Table4.C2" office:value-type="string">
            <text:p text:style-name="P54">25H</text:p>
          </table:table-cell>
        </table:table-row>
        <table:table-row table:style-name="TableLine94736719771728">
          <table:table-cell table:style-name="Table4.A2" office:value-type="string">
            <text:p text:style-name="P51">User-DB-Controller</text:p>
          </table:table-cell>
          <table:table-cell table:style-name="Table4.A2" office:value-type="string">
            <text:p text:style-name="P51">Killian</text:p>
          </table:table-cell>
          <table:table-cell table:style-name="Table4.C2" office:value-type="string">
            <text:p text:style-name="P51">25H</text:p>
          </table:table-cell>
        </table:table-row>
        <table:table-row table:style-name="TableLine94736719772768">
          <table:table-cell table:style-name="Table4.A2" office:value-type="string">
            <text:p text:style-name="P51">Trainingsplan-DB-Controller</text:p>
          </table:table-cell>
          <table:table-cell table:style-name="Table4.A2" office:value-type="string">
            <text:p text:style-name="P51">Timothy</text:p>
          </table:table-cell>
          <table:table-cell table:style-name="Table4.C2" office:value-type="string">
            <text:p text:style-name="P51">25H</text:p>
          </table:table-cell>
        </table:table-row>
      </table:table>
      <text:p text:style-name="P38"/>
      <text:p text:style-name="P38"><text:soft-page-break/></text:p>
      <text:p text:style-name="P42">Front-end</text:p>
      <text:p text:style-name="P42"/>
      <table:table table:name="Table5" table:style-name="Table5">
        <table:table-column table:style-name="Table5.A"/>
        <table:table-column table:style-name="Table5.B"/>
        <table:table-column table:style-name="Table5.C"/>
        <table:table-row table:style-name="TableLine94736719774784">
          <table:table-cell table:style-name="Table5.A1" office:value-type="string">
            <text:p text:style-name="P54">Login-Fenster</text:p>
          </table:table-cell>
          <table:table-cell table:style-name="Table5.A1" office:value-type="string">
            <text:p text:style-name="P54">Katharina</text:p>
          </table:table-cell>
          <table:table-cell table:style-name="Table5.C1" office:value-type="string">
            <text:p text:style-name="P55"><text:span text:style-name="T25">10</text:span>H</text:p>
          </table:table-cell>
        </table:table-row>
        <table:table-row table:style-name="TableLine94736719782848">
          <table:table-cell table:style-name="Table5.A2" office:value-type="string">
            <text:p text:style-name="P54">User-Fenster</text:p>
          </table:table-cell>
          <table:table-cell table:style-name="Table5.A2" office:value-type="string">
            <text:p text:style-name="P54">Killian</text:p>
          </table:table-cell>
          <table:table-cell table:style-name="Table5.C2" office:value-type="string">
            <text:p text:style-name="P54">10H</text:p>
          </table:table-cell>
        </table:table-row>
        <table:table-row table:style-name="TableLine94736719785040">
          <table:table-cell table:style-name="Table5.A2" office:value-type="string">
            <text:p text:style-name="P54">Trainingsplan-Fesnter</text:p>
          </table:table-cell>
          <table:table-cell table:style-name="Table5.A2" office:value-type="string">
            <text:p text:style-name="P54">Katherina</text:p>
          </table:table-cell>
          <table:table-cell table:style-name="Table5.C2" office:value-type="string">
            <text:p text:style-name="P54">10H</text:p>
          </table:table-cell>
        </table:table-row>
      </table:table>
      <text:p text:style-name="P38"/>
      <text:list xml:id="list1451031728" text:style-name="L10">
        <text:list-item>
          <text:p text:style-name="P76">Datenbank 125H</text:p>
        </text:list-item>
        <text:list-item>
          <text:p text:style-name="P76">Server 125H</text:p>
        </text:list-item>
        <text:list-item>
          <text:p text:style-name="P76">Ui 100H</text:p>
        </text:list-item>
        <text:list-item>
          <text:p text:style-name="P76">Modell 200H</text:p>
        </text:list-item>
        <text:list-item>
          <text:p text:style-name="P76">Controller 100H</text:p>
        </text:list-item>
        <text:list-item>
          <text:p text:style-name="P76">Doks 100H</text:p>
        </text:list-item>
      </text:list>
      <text:p text:style-name="P27"/>
      <text:p text:style-name="P44"><text:span text:style-name="T7">8. Infra</text:span><text:span text:style-name="T8">struktur</text:span></text:p>
      <text:p text:style-name="P39"/>
      <text:list xml:id="list4279664558" text:style-name="L11">
        <text:list-item>
          <text:p text:style-name="P73">Clion</text:p>
        </text:list-item>
        <text:list-item>
          <text:p text:style-name="P74">QtCreator</text:p>
        </text:list-item>
        <text:list-item>
          <text:p text:style-name="P73">Visual paradigm</text:p>
        </text:list-item>
        <text:list-item>
          <text:p text:style-name="P73">Docker</text:p>
        </text:list-item>
        <text:list-item>
          <text:p text:style-name="P73">PostgreSQL</text:p>
        </text:list-item>
        <text:list-item>
          <text:p text:style-name="P74">Googletest</text:p>
        </text:list-item>
        <text:list-item>
          <text:p text:style-name="P75">GitLab</text:p>
        </text:list-item>
      </text:list>
      <text:p text:style-name="P40"/>
      <text:p text:style-name="P40">9. Unterstützende Prozesse</text:p>
      <text:p text:style-name="P39"/>
      <text:p text:style-name="P28">Konfiguration:</text:p>
      <text:p text:style-name="P28"/>
      <text:p text:style-name="P32">Für die Konfiguration wird GitLab verwendet. Darin werden unsere Codeteile gespeichert, und nach dem Testen zusammengefügt. Für das Testen ist Herr Egorow zuständig, für das Zusammenbauen Herr Schifferl. Die Zustände werden abgespeichert und sind damit wiederherstellbar.</text:p>
      <text:p text:style-name="P22"/>
      <text:p text:style-name="P26">Testen:</text:p>
      <text:p text:style-name="P23"><text:soft-page-break/></text:p>
      <text:p text:style-name="P25">Zunächst werden einfache Smoke-tests durchgeführt, um grobe Fehler zu finden. Sobald die Software umfangreicher wird, werden Unit-tests genutzt um automatisiert zu testen.</text:p>
      <text:p text:style-name="P23"/>
      <text:p text:style-name="P26">Zeiterfassung:</text:p>
      <text:p text:style-name="P26"/>
      <text:p text:style-name="P30">Für die Zeiterfassung <text:span text:style-name="T24">der Gruppe </text:span>ist Herr Egorow zuständig. <text:span text:style-name="T24">Jede Person erfasst seine eigene Zeit</text:span>. <text:span text:style-name="T24">Bei jedem Meeting wird diese dann durch Herrn Egorow in einer Excel Tabelle erfasst.</text:span> </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2b553"/>
    </style:style>
    <style:style style:name="MP2" style:family="paragraph" style:parent-style-name="Footer">
      <style:text-properties officeooo:paragraph-rsid="0002b553"/>
    </style:style>
    <style:style style:name="MT1" style:family="text">
      <style:text-properties style:font-name="arial" fo:font-size="15pt" officeooo:rsid="000d20cb" style:font-size-asian="15pt" style:font-size-complex="15pt"/>
    </style:style>
    <style:style style:name="MT2" style:family="text">
      <style:text-properties style:font-name="arial" fo:font-size="15pt" officeooo:rsid="0002b553" style:font-size-asian="15pt" style:font-size-complex="15pt"/>
    </style:style>
    <style:style style:name="MT3" style:family="text">
      <style:text-properties style:font-name="arial" fo:font-size="15pt" officeooo:rsid="000f63ec" style:font-size-asian="15pt" style:font-size-complex="15pt"/>
    </style:style>
    <style:style style:name="MT4" style:family="text">
      <style:text-properties style:font-name="arial" fo:font-size="15pt" officeooo:rsid="00111d7a" style:font-size-asian="15pt" style:font-size-complex="1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T</text:span><text:span text:style-name="MT2">eam 04: Trainingstracker <text:tab/><text:tab/>Datum: </text:span><text:span text:style-name="MT2"><text:date style:data-style-name="N37" text:date-value="2022-03-27T09:07:26.098430897" text:fixed="true">03/27/22</text:date></text:span></text:p>
      </style:header>
      <style:footer>
        <text:p text:style-name="MP2"><text:span text:style-name="MT3">Projektplan</text:span><text:span text:style-name="MT2"><text:tab/>Version: </text:span><text:span text:style-name="MT4">1</text:span><text:span text:style-name="MT2">.0<text:tab/>Seite </text:span><text:span text:style-name="MT2"><text:page-number text:select-page="current">8</text:page-number></text:span><text:span text:style-name="MT2"><text:s/>von </text:span><text:span text:style-name="MT2"><text:page-count>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5:32:39.181096480</meta:creation-date>
    <dc:date>2022-05-16T14:18:04.939277292</dc:date>
    <meta:editing-duration>PT1H23M51S</meta:editing-duration>
    <meta:editing-cycles>17</meta:editing-cycles>
    <meta:generator>LibreOffice/6.4.7.2$Linux_X86_64 LibreOffice_project/40$Build-2</meta:generator>
    <meta:document-statistic meta:table-count="5" meta:image-count="0" meta:object-count="0" meta:page-count="8" meta:paragraph-count="159" meta:word-count="636" meta:character-count="4428" meta:non-whitespace-character-count="3971"/>
  </office:meta>
</office:document-meta>
</file>